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Comparator.newComparator( final IndexReader reader , final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rtComparator.sortValue( ScoreDoc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Comparator.s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Comparator.compare( ScoreDoc i , ScoreDoc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